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64a" officeooo:paragraph-rsid="0012564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étdude stat BDD :</text:p>
      <text:p text:style-name="P1"/>
      <text:p text:style-name="P1">Affichage populations (bar graph + points)</text:p>
      <text:p text:style-name="P1">Moyenne, variance, 1<text:span text:style-name="T1">er</text:span> quartile, mediane, 3<text:span text:style-name="T1">e</text:span> quartile</text:p>
      <text:p text:style-name="P1">Nombre de mots</text:p>
      <text:p text:style-name="P1">Lexique</text:p>
      <text:p text:style-name="P1">Occurence des mo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9T09:35:09.465910551</meta:creation-date>
    <dc:date>2021-02-09T09:37:03.828122585</dc:date>
    <meta:editing-duration>PT1M55S</meta:editing-duration>
    <meta:editing-cycles>1</meta:editing-cycles>
    <meta:document-statistic meta:table-count="0" meta:image-count="0" meta:object-count="0" meta:page-count="1" meta:paragraph-count="6" meta:word-count="26" meta:character-count="164" meta:non-whitespace-character-count="144"/>
    <meta:generator>LibreOffice/7.0.4.2$Linux_X86_64 LibreOffice_project/1c5f81ee28659974774060c3fe084e73b3bd074b</meta:generator>
  </office:meta>
</office:document-meta>
</file>